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ffffff" style:text-align-source="fix" style:repeat-content="false" fo:background-color="transparent" fo:border-left="0.0346in solid #ffffff" fo:border-right="0.0346in solid #ffffff" fo:border-top="0.0008in solid #ffffff"/>
      <style:paragraph-properties fo:text-align="center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ffffff" fo:border-left="none" fo:border-right="0.0008in solid #ffffff" fo:border-top="0.0008in solid #ffffff"/>
      <style:text-properties fo:color="#000000" style:text-outline="false" style:text-line-through-style="none" style:font-name="Trebuchet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Branch</text:p>
          </table:table-cell>
          <table:table-cell office:value-type="string">
            <text:p>Jenis Dokumen</text:p>
          </table:table-cell>
          <table:table-cell table:style-name="ce1" office:value-type="string">
            <text:p>Nomor</text:p>
          </table:table-cell>
        </table:table-row>
        <table:table-row table:style-name="ro1">
          <table:table-cell office:value-type="string">
            <text:p>npwp1</text:p>
          </table:table-cell>
          <table:table-cell office:value-type="string">
            <text:p>Ciputat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2</text:p>
          </table:table-cell>
          <table:table-cell office:value-type="string">
            <text:p>Daanmogot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3</text:p>
          </table:table-cell>
          <table:table-cell office:value-type="string">
            <text:p>Head Office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4</text:p>
          </table:table-cell>
          <table:table-cell office:value-type="string">
            <text:p>Kemayor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5</text:p>
          </table:table-cell>
          <table:table-cell office:value-type="string">
            <text:p>Rawamangu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6</text:p>
          </table:table-cell>
          <table:table-cell office:value-type="string">
            <text:p>Cikup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7</text:p>
          </table:table-cell>
          <table:table-cell office:value-type="string">
            <text:p>Ciledu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8</text:p>
          </table:table-cell>
          <table:table-cell office:value-type="string">
            <text:p>Mauk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9</text:p>
          </table:table-cell>
          <table:table-cell office:value-type="string">
            <text:p>Ser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0</text:p>
          </table:table-cell>
          <table:table-cell office:value-type="string">
            <text:p>Tanger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1</text:p>
          </table:table-cell>
          <table:table-cell office:value-type="string">
            <text:p>Labu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2</text:p>
          </table:table-cell>
          <table:table-cell office:value-type="string">
            <text:p>Rangkasbitu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3</text:p>
          </table:table-cell>
          <table:table-cell office:value-type="string">
            <text:p>Balaraj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4</text:p>
          </table:table-cell>
          <table:table-cell office:value-type="string">
            <text:p>Bekas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5</text:p>
          </table:table-cell>
          <table:table-cell office:value-type="string">
            <text:p>Cikar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6</text:p>
          </table:table-cell>
          <table:table-cell office:value-type="string">
            <text:p>Karawang 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7</text:p>
          </table:table-cell>
          <table:table-cell office:value-type="string">
            <text:p>Depok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8</text:p>
          </table:table-cell>
          <table:table-cell office:value-type="string">
            <text:p>Bandung 2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9</text:p>
          </table:table-cell>
          <table:table-cell office:value-type="string">
            <text:p>Cirebo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20</text:p>
          </table:table-cell>
          <table:table-cell office:value-type="string">
            <text:p>Jatibar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21</text:p>
          </table:table-cell>
          <table:table-cell office:value-type="string">
            <text:p>Sukabum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22</text:p>
          </table:table-cell>
          <table:table-cell office:value-type="string">
            <text:p>Sub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23</text:p>
          </table:table-cell>
          <table:table-cell office:value-type="string">
            <text:p>Sumed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24</text:p>
          </table:table-cell>
          <table:table-cell office:value-type="string">
            <text:p>Tasikmalay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25</text:p>
          </table:table-cell>
          <table:table-cell office:value-type="string">
            <text:p>Garut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26</text:p>
          </table:table-cell>
          <table:table-cell office:value-type="string">
            <text:p>Kuning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27</text:p>
          </table:table-cell>
          <table:table-cell office:value-type="string">
            <text:p>Cimah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28</text:p>
          </table:table-cell>
          <table:table-cell office:value-type="string">
            <text:p>Cianjur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29</text:p>
          </table:table-cell>
          <table:table-cell office:value-type="string">
            <text:p>Purwakart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30</text:p>
          </table:table-cell>
          <table:table-cell office:value-type="string">
            <text:p>Majalengk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31</text:p>
          </table:table-cell>
          <table:table-cell office:value-type="string">
            <text:p>Pelabuhan Ratu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32</text:p>
          </table:table-cell>
          <table:table-cell office:value-type="string">
            <text:p>Pamanuk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33</text:p>
          </table:table-cell>
          <table:table-cell office:value-type="string">
            <text:p>Patrol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34</text:p>
          </table:table-cell>
          <table:table-cell office:value-type="string">
            <text:p>Sore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35</text:p>
          </table:table-cell>
          <table:table-cell office:value-type="string">
            <text:p>Bogor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36</text:p>
          </table:table-cell>
          <table:table-cell office:value-type="string">
            <text:p>Cileungs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37</text:p>
          </table:table-cell>
          <table:table-cell office:value-type="string">
            <text:p>Leuwili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38</text:p>
          </table:table-cell>
          <table:table-cell office:value-type="string">
            <text:p>Jonggol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39</text:p>
          </table:table-cell>
          <table:table-cell office:value-type="string">
            <text:p>Cibino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40</text:p>
          </table:table-cell>
          <table:table-cell office:value-type="string">
            <text:p>Brebes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41</text:p>
          </table:table-cell>
          <table:table-cell office:value-type="string">
            <text:p>Kudus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42</text:p>
          </table:table-cell>
          <table:table-cell office:value-type="string">
            <text:p>Pekalong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43</text:p>
          </table:table-cell>
          <table:table-cell office:value-type="string">
            <text:p>Semar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44</text:p>
          </table:table-cell>
          <table:table-cell office:value-type="string">
            <text:p>Tegal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45</text:p>
          </table:table-cell>
          <table:table-cell office:value-type="string">
            <text:p>Pemal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46</text:p>
          </table:table-cell>
          <table:table-cell office:value-type="string">
            <text:p>Purwodad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47</text:p>
          </table:table-cell>
          <table:table-cell office:value-type="string">
            <text:p>Salatig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48</text:p>
          </table:table-cell>
          <table:table-cell office:value-type="string">
            <text:p>Blor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49</text:p>
          </table:table-cell>
          <table:table-cell office:value-type="string">
            <text:p>Bumi Ayu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50</text:p>
          </table:table-cell>
          <table:table-cell office:value-type="string">
            <text:p>Jepar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51</text:p>
          </table:table-cell>
          <table:table-cell office:value-type="string">
            <text:p>Pat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52</text:p>
          </table:table-cell>
          <table:table-cell office:value-type="string">
            <text:p>Ungar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53</text:p>
          </table:table-cell>
          <table:table-cell office:value-type="string">
            <text:p>Weler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54</text:p>
          </table:table-cell>
          <table:table-cell office:value-type="string">
            <text:p>Ambaraw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55</text:p>
          </table:table-cell>
          <table:table-cell office:value-type="string">
            <text:p>Limpu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56</text:p>
          </table:table-cell>
          <table:table-cell office:value-type="string">
            <text:p>Kaje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57</text:p>
          </table:table-cell>
          <table:table-cell office:value-type="string">
            <text:p>Boj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58</text:p>
          </table:table-cell>
          <table:table-cell office:value-type="string">
            <text:p>Cepu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59</text:p>
          </table:table-cell>
          <table:table-cell office:value-type="string">
            <text:p>Randudongkal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60</text:p>
          </table:table-cell>
          <table:table-cell office:value-type="string">
            <text:p>Purwokerto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61</text:p>
          </table:table-cell>
          <table:table-cell office:value-type="string">
            <text:p>Solo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62</text:p>
          </table:table-cell>
          <table:table-cell office:value-type="string">
            <text:p>Yogyakart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63</text:p>
          </table:table-cell>
          <table:table-cell office:value-type="string">
            <text:p>Cilacap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64</text:p>
          </table:table-cell>
          <table:table-cell office:value-type="string">
            <text:p>Klate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65</text:p>
          </table:table-cell>
          <table:table-cell office:value-type="string">
            <text:p>Cawas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66</text:p>
          </table:table-cell>
          <table:table-cell office:value-type="string">
            <text:p>Magel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67</text:p>
          </table:table-cell>
          <table:table-cell office:value-type="string">
            <text:p>Wonogir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68</text:p>
          </table:table-cell>
          <table:table-cell office:value-type="string">
            <text:p>Banjarnegar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69</text:p>
          </table:table-cell>
          <table:table-cell office:value-type="string">
            <text:p>Gombo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70</text:p>
          </table:table-cell>
          <table:table-cell office:value-type="string">
            <text:p>Kebume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71</text:p>
          </table:table-cell>
          <table:table-cell office:value-type="string">
            <text:p>Majen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72</text:p>
          </table:table-cell>
          <table:table-cell office:value-type="string">
            <text:p>Purbalingg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73</text:p>
          </table:table-cell>
          <table:table-cell office:value-type="string">
            <text:p>Purworejo 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74</text:p>
          </table:table-cell>
          <table:table-cell office:value-type="string">
            <text:p>Srage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75</text:p>
          </table:table-cell>
          <table:table-cell office:value-type="string">
            <text:p>Temanggu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76</text:p>
          </table:table-cell>
          <table:table-cell office:value-type="string">
            <text:p>Wonosar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77</text:p>
          </table:table-cell>
          <table:table-cell office:value-type="string">
            <text:p>Wonosobo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78</text:p>
          </table:table-cell>
          <table:table-cell office:value-type="string">
            <text:p>Bantul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79</text:p>
          </table:table-cell>
          <table:table-cell office:value-type="string">
            <text:p>Boyolal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80</text:p>
          </table:table-cell>
          <table:table-cell office:value-type="string">
            <text:p>Depok - Yogyakart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81</text:p>
          </table:table-cell>
          <table:table-cell office:value-type="string">
            <text:p>Karanganyar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82</text:p>
          </table:table-cell>
          <table:table-cell office:value-type="string">
            <text:p>Sidarej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83</text:p>
          </table:table-cell>
          <table:table-cell office:value-type="string">
            <text:p>Banyuwang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84</text:p>
          </table:table-cell>
          <table:table-cell office:value-type="string">
            <text:p>Blitar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85</text:p>
          </table:table-cell>
          <table:table-cell office:value-type="string">
            <text:p>Bojonegoro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86</text:p>
          </table:table-cell>
          <table:table-cell office:value-type="string">
            <text:p>Gresik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87</text:p>
          </table:table-cell>
          <table:table-cell office:value-type="string">
            <text:p>Jomb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88</text:p>
          </table:table-cell>
          <table:table-cell office:value-type="string">
            <text:p>Kedir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89</text:p>
          </table:table-cell>
          <table:table-cell office:value-type="string">
            <text:p>Madiu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90</text:p>
          </table:table-cell>
          <table:table-cell office:value-type="string">
            <text:p>Mal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91</text:p>
          </table:table-cell>
          <table:table-cell office:value-type="string">
            <text:p>Mojokerto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92</text:p>
          </table:table-cell>
          <table:table-cell office:value-type="string">
            <text:p>Sidoarjo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93</text:p>
          </table:table-cell>
          <table:table-cell office:value-type="string">
            <text:p>Surabaya Timur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94</text:p>
          </table:table-cell>
          <table:table-cell office:value-type="string">
            <text:p>Tulung Agu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95</text:p>
          </table:table-cell>
          <table:table-cell office:value-type="string">
            <text:p>Jember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96</text:p>
          </table:table-cell>
          <table:table-cell office:value-type="string">
            <text:p><text:s/>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97</text:p>
          </table:table-cell>
          <table:table-cell office:value-type="string">
            <text:p>Pasuru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98</text:p>
          </table:table-cell>
          <table:table-cell office:value-type="string">
            <text:p>Tub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99</text:p>
          </table:table-cell>
          <table:table-cell office:value-type="string">
            <text:p>Denpasar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00</text:p>
          </table:table-cell>
          <table:table-cell office:value-type="string">
            <text:p>Mataram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01</text:p>
          </table:table-cell>
          <table:table-cell office:value-type="string">
            <text:p>Benowo-Surabay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02</text:p>
          </table:table-cell>
          <table:table-cell office:value-type="string">
            <text:p>Gente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03</text:p>
          </table:table-cell>
          <table:table-cell office:value-type="string">
            <text:p>Kepanje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04</text:p>
          </table:table-cell>
          <table:table-cell office:value-type="string">
            <text:p>Kri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05</text:p>
          </table:table-cell>
          <table:table-cell office:value-type="string">
            <text:p>Lamong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06</text:p>
          </table:table-cell>
          <table:table-cell office:value-type="string">
            <text:p>Maget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07</text:p>
          </table:table-cell>
          <table:table-cell office:value-type="string">
            <text:p>Mojosar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08</text:p>
          </table:table-cell>
          <table:table-cell office:value-type="string">
            <text:p>Ngaw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09</text:p>
          </table:table-cell>
          <table:table-cell office:value-type="string">
            <text:p>Ponorogo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10</text:p>
          </table:table-cell>
          <table:table-cell office:value-type="string">
            <text:p>Babat 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11</text:p>
          </table:table-cell>
          <table:table-cell office:value-type="string">
            <text:p>Singaraj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12</text:p>
          </table:table-cell>
          <table:table-cell office:value-type="string">
            <text:p>Gianyar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13</text:p>
          </table:table-cell>
          <table:table-cell office:value-type="string">
            <text:p>Selo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14</text:p>
          </table:table-cell>
          <table:table-cell office:value-type="string">
            <text:p>Taban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15</text:p>
          </table:table-cell>
          <table:table-cell office:value-type="string">
            <text:p>Batam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16</text:p>
          </table:table-cell>
          <table:table-cell office:value-type="string">
            <text:p>Binja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17</text:p>
          </table:table-cell>
          <table:table-cell office:value-type="string">
            <text:p>Lubuk Pakam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18</text:p>
          </table:table-cell>
          <table:table-cell office:value-type="string">
            <text:p>Med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19</text:p>
          </table:table-cell>
          <table:table-cell office:value-type="string">
            <text:p>Pad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20</text:p>
          </table:table-cell>
          <table:table-cell office:value-type="string">
            <text:p>Pekanbaru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21</text:p>
          </table:table-cell>
          <table:table-cell office:value-type="string">
            <text:p>Tanjung Pin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22</text:p>
          </table:table-cell>
          <table:table-cell office:value-type="string">
            <text:p>Peraw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23</text:p>
          </table:table-cell>
          <table:table-cell office:value-type="string">
            <text:p>Duma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24</text:p>
          </table:table-cell>
          <table:table-cell office:value-type="string">
            <text:p>Dur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25</text:p>
          </table:table-cell>
          <table:table-cell office:value-type="string">
            <text:p>Kerinc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26</text:p>
          </table:table-cell>
          <table:table-cell office:value-type="string">
            <text:p>Padang Sidempu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27</text:p>
          </table:table-cell>
          <table:table-cell office:value-type="string">
            <text:p>Rantau Prapat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28</text:p>
          </table:table-cell>
          <table:table-cell office:value-type="string">
            <text:p>Tebing Tingg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29</text:p>
          </table:table-cell>
          <table:table-cell office:value-type="string">
            <text:p>Siak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30</text:p>
          </table:table-cell>
          <table:table-cell office:value-type="string">
            <text:p>Air Molek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31</text:p>
          </table:table-cell>
          <table:table-cell office:value-type="string">
            <text:p>Bangkin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32</text:p>
          </table:table-cell>
          <table:table-cell office:value-type="string">
            <text:p>Lipat Kai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33</text:p>
          </table:table-cell>
          <table:table-cell office:value-type="string">
            <text:p>Pangkalan Branda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34</text:p>
          </table:table-cell>
          <table:table-cell office:value-type="string">
            <text:p>Payakumbuh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35</text:p>
          </table:table-cell>
          <table:table-cell office:value-type="string">
            <text:p>Kandis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36</text:p>
          </table:table-cell>
          <table:table-cell office:value-type="string">
            <text:p>Stabat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37</text:p>
          </table:table-cell>
          <table:table-cell office:value-type="string">
            <text:p>Tembu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38</text:p>
          </table:table-cell>
          <table:table-cell office:value-type="string">
            <text:p>Ujung Tanju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39</text:p>
          </table:table-cell>
          <table:table-cell office:value-type="string">
            <text:p>Bengkulu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40</text:p>
          </table:table-cell>
          <table:table-cell office:value-type="string">
            <text:p>Betu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41</text:p>
          </table:table-cell>
          <table:table-cell office:value-type="string">
            <text:p>Lubuk Linggau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42</text:p>
          </table:table-cell>
          <table:table-cell office:value-type="string">
            <text:p>Lampu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43</text:p>
          </table:table-cell>
          <table:table-cell office:value-type="string">
            <text:p>Prabumulih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44</text:p>
          </table:table-cell>
          <table:table-cell office:value-type="string">
            <text:p>Baturaj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45</text:p>
          </table:table-cell>
          <table:table-cell office:value-type="string">
            <text:p>Kayu Agu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46</text:p>
          </table:table-cell>
          <table:table-cell office:value-type="string">
            <text:p>Jamb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47</text:p>
          </table:table-cell>
          <table:table-cell office:value-type="string">
            <text:p>Palemb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48</text:p>
          </table:table-cell>
          <table:table-cell office:value-type="string">
            <text:p>Arga Makmur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49</text:p>
          </table:table-cell>
          <table:table-cell office:value-type="string">
            <text:p>Belit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50</text:p>
          </table:table-cell>
          <table:table-cell office:value-type="string">
            <text:p>Curup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51</text:p>
          </table:table-cell>
          <table:table-cell office:value-type="string">
            <text:p>Kuala Tungkal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52</text:p>
          </table:table-cell>
          <table:table-cell office:value-type="string">
            <text:p>Lahat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53</text:p>
          </table:table-cell>
          <table:table-cell office:value-type="string">
            <text:p>Metro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54</text:p>
          </table:table-cell>
          <table:table-cell office:value-type="string">
            <text:p>Muara Enim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55</text:p>
          </table:table-cell>
          <table:table-cell office:value-type="string">
            <text:p>Tembes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56</text:p>
          </table:table-cell>
          <table:table-cell office:value-type="string">
            <text:p>Tugu Mulyo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57</text:p>
          </table:table-cell>
          <table:table-cell office:value-type="string">
            <text:p>Sei Lili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58</text:p>
          </table:table-cell>
          <table:table-cell office:value-type="string">
            <text:p>Banjarmasin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59</text:p>
          </table:table-cell>
          <table:table-cell office:value-type="string">
            <text:p>Samarinda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60</text:p>
          </table:table-cell>
          <table:table-cell office:value-type="string">
            <text:p>Tenggaro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61</text:p>
          </table:table-cell>
          <table:table-cell office:value-type="string">
            <text:p>Tanjung Kalsel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62</text:p>
          </table:table-cell>
          <table:table-cell office:value-type="string">
            <text:p>Palopo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63</text:p>
          </table:table-cell>
          <table:table-cell office:value-type="string">
            <text:p>Gorontalo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64</text:p>
          </table:table-cell>
          <table:table-cell office:value-type="string">
            <text:p>Makassar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65</text:p>
          </table:table-cell>
          <table:table-cell office:value-type="string">
            <text:p>Palu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66</text:p>
          </table:table-cell>
          <table:table-cell office:value-type="string">
            <text:p>Pare-pare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67</text:p>
          </table:table-cell>
          <table:table-cell office:value-type="string">
            <text:p>Barabai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68</text:p>
          </table:table-cell>
          <table:table-cell office:value-type="string">
            <text:p>Pangkep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69</text:p>
          </table:table-cell>
          <table:table-cell office:value-type="string">
            <text:p>Pinr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  <table:table-row table:style-name="ro1">
          <table:table-cell office:value-type="string">
            <text:p>npwp170</text:p>
          </table:table-cell>
          <table:table-cell office:value-type="string">
            <text:p>Sengkang</text:p>
          </table:table-cell>
          <table:table-cell office:value-type="string">
            <text:p>NPWP</text:p>
          </table:table-cell>
          <table:table-cell office:value-type="string">
            <text:p>xxxx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07:3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mad daniel sembiring</meta:initial-creator>
    <meta:creation-date>2017-10-25T07:37:25</meta:creation-date>
    <dc:date>2017-10-25T07:38:09</dc:date>
    <dc:creator>akhmad daniel sembiring</dc:creator>
    <meta:editing-duration>PT44S</meta:editing-duration>
    <meta:editing-cycles>1</meta:editing-cycles>
    <meta:document-statistic meta:table-count="3" meta:cell-count="684" meta:object-count="0"/>
    <meta:generator>OpenOffice/4.1.2$Unix OpenOffice.org_project/412m3$Build-9782</meta:generator>
  </office:meta>
</office:document-meta>
</file>